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Reuss, Fürstin Eleonor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sechs Kissen. Erzählg. für junge Mädchen. Nach dem Englischen der Miss Charlotte M. Yonge</text:p>
          </table:table-cell>
        </table:table-row>
        <table:table-row table:style-name="ro1">
          <table:table-cell office:value-type="string" calcext:value-type="string">
            <text:p>Rhiem, Frl. Carol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nches hat sie aus dem Englischen und Französischen übersetzt</text:p>
          </table:table-cell>
        </table:table-row>
        <table:table-row table:style-name="ro1">
          <table:table-cell office:value-type="string" calcext:value-type="string">
            <text:p>Rhiem, Frl. Carol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nches hat sie aus dem Englischen und Französischen übersetzt</text:p>
          </table:table-cell>
        </table:table-row>
        <table:table-row table:style-name="ro1">
          <table:table-cell office:value-type="string" calcext:value-type="string">
            <text:p>Richter, Frau Dr. Luise M.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aus dem Deutschen ins Englische das epochemachende Werk von Giovanni Morelli</text:p>
          </table:table-cell>
        </table:table-row>
        <table:table-row table:style-name="ro1">
          <table:table-cell office:value-type="string" calcext:value-type="string">
            <text:p>Richter, Frau Dr. Luise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aus dem Deutschen ins Englische das epochemachende Werk von Giovanni Morelli</text:p>
          </table:table-cell>
        </table:table-row>
        <table:table-row table:style-name="ro1">
          <table:table-cell office:value-type="string" calcext:value-type="string">
            <text:p>Ringseis, Frl. Bettin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as Beharrlichkeitsbüchlein. Aus dem Franz. des Prof. J. A. Heinrich übersetzt</text:p>
          </table:table-cell>
        </table:table-row>
        <table:table-row table:style-name="ro1">
          <table:table-cell office:value-type="string" calcext:value-type="string">
            <text:p>Riotte, Frl. Franzisk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 und Englischen thätig</text:p>
          </table:table-cell>
        </table:table-row>
        <table:table-row table:style-name="ro1">
          <table:table-cell office:value-type="string" calcext:value-type="string">
            <text:p>Riotte, Frl. Franzisk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 und Englischen thätig</text:p>
          </table:table-cell>
        </table:table-row>
        <table:table-row table:style-name="ro1">
          <table:table-cell office:value-type="string" calcext:value-type="string">
            <text:p>Robolsky, Frl. Anto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Sprachkenntnisse im Französischen, Englischen, Italienischen und Spanischen durch Übersetzen zu verwerten</text:p>
          </table:table-cell>
        </table:table-row>
        <table:table-row table:style-name="ro1">
          <table:table-cell office:value-type="string" calcext:value-type="string">
            <text:p>Robolsky, Frl. Anton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Sprachkenntnisse im Französischen, Englischen, Italienischen und Spanischen durch Übersetzen zu verwerten</text:p>
          </table:table-cell>
        </table:table-row>
        <table:table-row table:style-name="ro1">
          <table:table-cell office:value-type="string" calcext:value-type="string">
            <text:p>Robolsky, Frl. Anton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Sprachkenntnisse im Französischen, Englischen, Italienischen und Spanischen durch Übersetzen zu verwerten</text:p>
          </table:table-cell>
        </table:table-row>
        <table:table-row table:style-name="ro1">
          <table:table-cell office:value-type="string" calcext:value-type="string">
            <text:p>Robolsky, Frl. Anton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Sprachkenntnisse im Französischen, Englischen, Italienischen und Spanischen durch Übersetzen zu verwerten</text:p>
          </table:table-cell>
        </table:table-row>
        <table:table-row table:style-name="ro1">
          <table:table-cell office:value-type="string" calcext:value-type="string">
            <text:p>Robolsky, Frl. Katharina Therese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Wörterbuch, Übersetzung</text:p>
          </table:table-cell>
          <table:table-cell office:value-type="string" calcext:value-type="string">
            <text:p>1893 gab sie ein portugiesisches Taschenwörterbuch heraus</text:p>
          </table:table-cell>
        </table:table-row>
        <table:table-row table:style-name="ro1">
          <table:table-cell office:value-type="string" calcext:value-type="string">
            <text:p>Robolsky, Frl. Katharina Theres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Wörterbuch, Übersetzung</text:p>
          </table:table-cell>
          <table:table-cell office:value-type="string" calcext:value-type="string">
            <text:p>1896 folgte ein holländisches</text:p>
          </table:table-cell>
        </table:table-row>
        <table:table-row table:style-name="ro1">
          <table:table-cell office:value-type="string" calcext:value-type="string">
            <text:p>Robolsky, Frl. Katharina Theres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Wörterbuch, Übersetzung</text:p>
          </table:table-cell>
          <table:table-cell office:value-type="string" calcext:value-type="string">
            <text:p>augenblicklich ist ein schwedisches Taschenwörterbuch im Druck begriffen</text:p>
          </table:table-cell>
        </table:table-row>
        <table:table-row table:style-name="ro1">
          <table:table-cell office:value-type="string" calcext:value-type="string">
            <text:p>Robolsky, Frl. Katharina Therese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Norwegischen übersetzte sie den Roman »Ein Volkszug« von Johan Bojer</text:p>
          </table:table-cell>
        </table:table-row>
        <table:table-row table:style-name="ro1">
          <table:table-cell office:value-type="string" calcext:value-type="string">
            <text:p>Roth, Frau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it dem Übersetzen von Aufsätzen meist wissenschaftlichen Inhalts, aus dem Englischen und Italienischen</text:p>
          </table:table-cell>
        </table:table-row>
        <table:table-row table:style-name="ro1">
          <table:table-cell office:value-type="string" calcext:value-type="string">
            <text:p>Roth, Frau Clar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it dem Übersetzen von Aufsätzen meist wissenschaftlichen Inhalts, aus dem Englischen und Italienischen</text:p>
          </table:table-cell>
        </table:table-row>
        <table:table-row table:style-name="ro1">
          <table:table-cell office:value-type="string" calcext:value-type="string">
            <text:p>Rothenthal, Frau Baronin Mela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Journalistische Arbeit</text:p>
          </table:table-cell>
          <table:table-cell office:value-type="string" calcext:value-type="string">
            <text:p>war sie Berichterstatterin mehrerer französischer Journale</text:p>
          </table:table-cell>
        </table:table-row>
        <table:table-row table:style-name="ro1">
          <table:table-cell office:value-type="string" calcext:value-type="string">
            <text:p>Rosenfeld, Frau Dr. Ulrik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ie Übersetzungen französischer, englischer und italienischer Romane aus ihrer Feder</text:p>
          </table:table-cell>
        </table:table-row>
        <table:table-row table:style-name="ro1">
          <table:table-cell office:value-type="string" calcext:value-type="string">
            <text:p>Rosenfeld, Frau Dr. Ulrik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ie Übersetzungen französischer, englischer und italienischer Romane aus ihrer Feder</text:p>
          </table:table-cell>
        </table:table-row>
        <table:table-row table:style-name="ro1">
          <table:table-cell office:value-type="string" calcext:value-type="string">
            <text:p>Rosenfeld, Frau Dr. Ulrik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ie Übersetzungen französischer, englischer und italienischer Romane aus ihrer Fe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3:30:07.511000000</dc:date>
    <meta:editing-duration>PT19M19S</meta:editing-duration>
    <meta:editing-cycles>1</meta:editing-cycles>
    <meta:document-statistic meta:table-count="1" meta:cell-count="92" meta:object-count="0"/>
    <meta:generator>LibreOffice/7.4.5.1$Windows_X86_64 LibreOffice_project/9c0871452b3918c1019dde9bfac75448afc4b57f</meta:generator>
  </office:meta>
</office:document-meta>
</file>